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 style:list-style-name="L1">
      <style:text-properties style:text-position="0% 100%" style:font-name="Trebuchet MS"/>
    </style:style>
    <style:style style:name="P7" style:family="paragraph" style:parent-style-name="Standard">
      <style:paragraph-properties fo:break-before="page"/>
      <style:text-properties style:text-position="0% 100%" style:font-name="Trebuchet MS"/>
    </style:style>
    <style:style style:name="P8" style:family="paragraph" style:parent-style-name="Standard">
      <style:paragraph-properties fo:break-before="page"/>
      <style:text-properties style:font-name="Trebuchet MS"/>
    </style:style>
    <style:style style:name="P9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0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1" style:family="paragraph" style:parent-style-name="Standard">
      <style:text-properties style:font-name="Trebuchet MS" style:text-underline-style="none"/>
    </style:style>
    <style:style style:name="P12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3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384cm" svg:height="0.716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4.94cm" svg:height="1.998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1" draw:name="Object25" text:anchor-type="as-char" svg:width="1.834cm" svg:height="1.088cm" draw:z-index="1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 PLEASE CONSIDER HOWEVER THAT WE CAN ACCOUNT FOR PEOPLE ONLY BETTING STRONGER HANDS BY MAINTAINING wins = chance to win if EVERYBODY THAT IS ALIVE AT ALL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6.743cm" svg:height="1.415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7.822cm" svg:height="2.939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>where</text:p>
      <text:p text:style-name="P3"><draw:frame draw:style-name="fr1" draw:name="Object49" text:anchor-type="as-char" svg:width="9.476cm" svg:height="0.674cm" draw:z-index="21"><draw:object xlink:href="./Object 33" xlink:type="simple" xlink:show="embed" xlink:actuate="onLoad"/><draw:image xlink:href="./ObjectReplacements/Object 33" xlink:type="simple" xlink:show="embed" xlink:actuate="onLoad"/></draw:frame></text:p>
      <text:p text:style-name="P3">Since we usually evaluate</text:p>
      <text:p text:style-name="P3"><draw:frame draw:style-name="fr1" draw:name="Object47" text:anchor-type="as-char" svg:width="2.755cm" svg:height="1.212cm" draw:z-index="22"><draw:object xlink:href="./Object 31" xlink:type="simple" xlink:show="embed" xlink:actuate="onLoad"/><draw:image xlink:href="./ObjectReplacements/Object 31" xlink:type="simple" xlink:show="embed" xlink:actuate="onLoad"/></draw:frame></text:p>
      <text:p text:style-name="P3"><draw:frame draw:style-name="fr1" draw:name="Object48" text:anchor-type="as-char" svg:width="16.85cm" svg:height="1.393cm" draw:z-index="23"><draw:object xlink:href="./Object 32" xlink:type="simple" xlink:show="embed" xlink:actuate="onLoad"/><draw:image xlink:href="./ObjectReplacements/Object 32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4.477cm" svg:height="0.55cm" draw:z-index="24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5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6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7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8.443cm" svg:height="1.291cm" draw:z-index="34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7.619cm" svg:height="1.291cm" draw:z-index="35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6">Using pot odds find how likely each player is to call. Assume previous players have bet with their calculated percentages.</text:p>
        </text:list-item>
        <text:list-item>
          <text:p text:style-name="P6">Multiply to determine value in chips</text:p>
        </text:list-item>
        <text:list-item>
          <text:p text:style-name="P6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23.751cm" svg:height="1.314cm" draw:z-index="37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202cm" svg:height="1.272cm" draw:z-index="38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14.679cm" svg:height="1.434cm" draw:z-index="39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2.19cm" svg:height="1.272cm" draw:z-index="53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3.062cm" svg:height="1.434cm" draw:z-index="54"><draw:object xlink:href="./Object 39" xlink:type="simple" xlink:show="embed" xlink:actuate="onLoad"/><draw:image xlink:href="./ObjectReplacements/Object 39" xlink:type="simple" xlink:show="embed" xlink:actuate="onLoad"/></draw:frame></text:p>
      <text:p text:style-name="P7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40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8">Formula to convert from (PCT, WL) to (wins, splits, loss):</text:p>
      <text:p text:style-name="P9"><draw:frame draw:style-name="fr1" draw:name="Object26" text:anchor-type="as-char" svg:width="3.067cm" svg:height="1.02cm" draw:z-index="41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42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43"><draw:object xlink:href="./Object 14" xlink:type="simple" xlink:show="embed" xlink:actuate="onLoad"/><draw:image xlink:href="./ObjectReplacements/Object 14" xlink:type="simple" xlink:show="embed" xlink:actuate="onLoad"/></draw:frame></text:p>
      <text:p text:style-name="P9"><draw:frame draw:style-name="fr1" draw:name="Object30" text:anchor-type="as-char" svg:width="4.764cm" svg:height="0.529cm" draw:z-index="44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45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4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47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48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4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50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51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52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8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30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0"><draw:frame draw:style-name="fr1" draw:name="Object44" text:anchor-type="as-char" svg:width="3.067cm" svg:height="1.02cm" draw:z-index="31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32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33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1"><text:span text:style-name="T7">(2PCT – 1) = </text:span><text:span text:style-name="T8">wins</text:span><text:span text:style-name="T7"> – </text:span><text:span text:style-name="T8">losses</text:span></text:p>
      <text:p text:style-name="P12"><text:span text:style-name="T8">splits</text:span> = (PCT<text:span text:style-name="T8"> – win</text:span><text:span text:style-name="T9">s)×2</text:span></text:p>
      <text:p text:style-name="P13"/>
      <text:p text:style-name="P13">Special cases: WL = 0, (2<text:span text:style-name="T10">×</text:span>PCT – 1) = 0, WL = 1, WL = 0.5, PCT = 1;</text:p>
      <text:p text:style-name="P13">Dangerous cases: WL = 0.5;</text:p>
      <text:p text:style-name="P13"/>
      <text:p text:style-name="P13">When splits = 1, WL (0/0) would originally be saved as 0. This is PCT = 0.5. (Handled by default)</text:p>
      <text:p text:style-name="P13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8-29T00:41:32</dc:date>
    <dc:language>en-US</dc:language>
    <meta:editing-cycles>82</meta:editing-cycles>
    <meta:editing-duration>P4DT21H14M57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55" meta:page-count="7" meta:paragraph-count="97" meta:word-count="672" meta:character-count="3666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row>
                    <math:mn>1</math:mn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sup>
                        <math:mi>e</math:mi>
                        <math:mtext>*</math:mtext>
                      </math:msup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i>m</math:mi>
                      <math:mo math:stretchy="false"></math:mo>
                      <math:mrow>
                        <math:mfenced math:open="" math:close="">
                          <math:mrow>
                            <math:mi>e</math:mi>
                            <math:mo math:stretchy="false">−</math:mo>
                            <math:mi>m</math:mi>
                          </math:mrow>
                        </math:mfenced>
                        <math:mo math:stretchy="false">⋅</math:mo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</math:mrow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 (f + f_d)}} times left( m + left(e-m right)cdot left( 1 - m over e right)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 {e cdot win^e } over (1+ f_pot + e cdot (f + f_d)) 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</math:mn>
        <math:mrow>
          <math:mi>x</math:mi>
          <math:mo math:stretchy="false"></math:mo>
          <math:msub>
            <math:mi>f</math:mi>
            <math:mi math:fontstyle="italic">pot</math:mi>
          </math:msub>
        </math:mrow>
      </math:mrow>
    </math:mfrac>
    <math:annotation math:encoding="StarMath 5.0">x over {2 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f_pot 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p>
                  <math:mi math:fontstyle="italic">de</math:mi>
                  <math:mtext>*</math:mtext>
                </math:m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i>m</math:mi>
                      <math:mo math:stretchy="false"></math:mo>
                      <math:mrow>
                        <math:mfenced math:open="" math:close="">
                          <math:mrow>
                            <math:mi>e</math:mi>
                            <math:mo math:stretchy="false">−</math:mo>
                            <math:mi>m</math:mi>
                          </math:mrow>
                        </math:mfenced>
                        <math:mo math:stretchy="false">⋅</math:mo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</math:mrow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i>m</math:mi>
                          <math:mo math:stretchy="false"></math:mo>
                          <math:mrow>
                            <math:mfenced math:open="" math:close="">
                              <math:mrow>
                                <math:mi>e</math:mi>
                                <math:mo math:stretchy="false">−</math:mo>
                                <math:mi>m</math:mi>
                              </math:mrow>
                            </math:mfenced>
                            <math:mo math:stretchy="false">⋅</math:mo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</math:mrow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 (f + f_d) times left( m + left(e-m right)cdot left( 1 - m over e right) right)
		}
	
		over
		
		left(
			m+1+ {{f_pot + e^"*" (f + f_d) times left( m + left(e-m right)cdot left( 1 - m over e right)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sup>
        <math:mi>e</math:mi>
        <math:mtext>*</math:mtext>
      </math:msup>
      <math:mfenced math:open="[" math:close="]">
        <math:mfrac>
          <math:mi>x</math:mi>
          <math:mrow>
            <math:mrow>
              <math:mn>2</math:mn>
              <math:mo math:stretchy="false">⋅</math:mo>
              <math:mi>x</math:mi>
            </math:mrow>
            <math:mo math:stretchy="false"></math:mo>
            <math:msub>
              <math:mi>f</math:mi>
              <math:mi math:fontstyle="italic">pot</math:mi>
            </math:msub>
          </math:mrow>
        </math:mfrac>
      </math:mfenced>
    </math:mrow>
    <math:annotation math:encoding="StarMath 5.0">e^"*" left[ x over {2 cdot x + f_pot} right]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row>
        <math:mfenced math:open="" math:close="">
          <math:mrow>
            <math:msup>
              <math:mi>e</math:mi>
              <math:mtext>*</math:mtext>
            </math:msup>
            <math:mfenced math:open="[" math:close="]">
              <math:mfrac>
                <math:mi>x</math:mi>
                <math:mrow>
                  <math:mrow>
                    <math:mn>2</math:mn>
                    <math:mo math:stretchy="false">⋅</math:mo>
                    <math:mi>x</math:mi>
                  </math:mrow>
                  <math:mo math:stretchy="false"></math:mo>
                  <math:msub>
                    <math:mi>f</math:mi>
                    <math:mi math:fontstyle="italic">pot</math:mi>
                  </math:msub>
                </math:mrow>
              </math:mfrac>
            </math:mfenced>
          </math:mrow>
        </math:mfenced>
        <math:mo math:stretchy="false">=</math:mo>
        <math:mrow>
          <math:mfenced math:open="" math:close="">
            <math:mrow>
              <math:mfenced math:open="" math:close="">
                <math:mfrac>
                  <math:msup>
                    <math:mi math:fontstyle="italic">de</math:mi>
                    <math:mtext>*</math:mtext>
                  </math:msup>
                  <math:mi math:fontstyle="italic">dx</math:mi>
                </math:mfrac>
              </math:mfenced>
              <math:mfenced math:open="[" math:close="]">
                <math:mfrac>
                  <math:mi>x</math:mi>
                  <math:mrow>
                    <math:mrow>
                      <math:mn>2</math:mn>
                      <math:mo math:stretchy="false">⋅</math:mo>
                      <math:mi>x</math:mi>
                    </math:mrow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</math:mfrac>
              </math:mfenced>
            </math:mrow>
          </math:mfenced>
          <math:mo math:stretchy="false">×</math:mo>
          <math:mfrac>
            <math:mi>d</math:mi>
            <math:mi math:fontstyle="italic">dx</math:mi>
          </math:mfrac>
        </math:mrow>
      </math:mrow>
      <math:mrow>
        <math:mfenced math:open="" math:close="">
          <math:mfrac>
            <math:mi>x</math:mi>
            <math:mrow>
              <math:mrow>
                <math:mn>2</math:mn>
                <math:mo math:stretchy="false">⋅</math:mo>
                <math:mi>x</math:mi>
              </math:mrow>
              <math:mo math:stretchy="false"></math:mo>
              <math:msub>
                <math:mi>f</math:mi>
                <math:mi math:fontstyle="italic">pot</math:mi>
              </math:msub>
            </math:mrow>
          </math:mfrac>
        </math:mfenced>
        <math:mo math:stretchy="false">=</math:mo>
        <math:mrow>
          <math:mfenced math:open="" math:close="">
            <math:mrow>
              <math:mfenced math:open="" math:close="">
                <math:mfrac>
                  <math:msup>
                    <math:mi math:fontstyle="italic">de</math:mi>
                    <math:mtext>*</math:mtext>
                  </math:msup>
                  <math:mi math:fontstyle="italic">dx</math:mi>
                </math:mfrac>
              </math:mfenced>
              <math:mfenced math:open="[" math:close="]">
                <math:mfrac>
                  <math:mi>x</math:mi>
                  <math:mrow>
                    <math:mrow>
                      <math:mn>2</math:mn>
                      <math:mo math:stretchy="false">⋅</math:mo>
                      <math:mi>x</math:mi>
                    </math:mrow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</math:mfrac>
              </math:mfenced>
            </math:mrow>
          </math:mfenced>
          <math:mo math:stretchy="false">×</math:mo>
          <math:mfrac>
            <math:msub>
              <math:mi>f</math:mi>
              <math:mi math:fontstyle="italic">pot</math:mi>
            </math:msub>
            <math:msup>
              <math:mfenced math:open="" math:close="">
                <math:mrow>
                  <math:mrow>
                    <math:mn>2</math:mn>
                    <math:mo math:stretchy="false">⋅</math:mo>
                    <math:mi>x</math:mi>
                  </math:mrow>
                  <math:mo math:stretchy="false"></math:mo>
                  <math:mi>a</math:mi>
                </math:mrow>
              </math:mfenced>
              <math:mn>2</math:mn>
            </math:msup>
          </math:mfrac>
        </math:mrow>
      </math:mrow>
    </math:mrow>
    <math:annotation math:encoding="StarMath 5.0">d over {dx} left(  e^"*" left[ x over {2 cdot x + f_pot} right] right) = left( left( {de^"*"} over {dx}right) left[ x over {2 cdot x + f_pot} right] right) times {d over {dx}} left( x over {2 cdot x + f_pot} right)
= left( left( {de^"*"} over {dx}right) left[ x over {2 cdot x + f_pot} right] right) times {f_pot over left( 2 cdot x + a right)^2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i>e</math:mi>
          <math:mo math:stretchy="false">−</math:mo>
          <math:mi>m</math:mi>
        </math:mrow>
        <math:mo math:stretchy="false"></math:mo>
      </math:mrow>
      <math:mrow>
        <math:msup>
          <math:mi>'</math:mi>
          <math:mtext>*</math:mtext>
        </math:msup>
        <math:mo math:stretchy="false">=</math:mo>
        <math:mfenced math:open="[" math:close="]">
          <math:mrow>
            <math:msub>
              <math:mi>e</math:mi>
              <math:mi math:fontstyle="italic">tocall</math:mi>
            </math:msub>
            <math:mi>e</math:mi>
            <math:mrow>
              <math:mrow>
                <math:msup>
                  <math:mi>'</math:mi>
                  <math:mtext>*</math:mtext>
                </math:msup>
                <math:mo math:stretchy="false">⋅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</math:mo>
              <math:msub>
                <math:mi>e</math:mi>
                <math:mi math:fontstyle="italic">tocall</math:mi>
              </math:msub>
            </math:mrow>
            <math:mrow>
              <math:msup>
                <math:mi>e</math:mi>
                <math:mtext>*</math:mtext>
              </math:msup>
              <math:mo math:stretchy="false"></math:mo>
              <math:mrow>
                <math:mo math:stretchy="false"></math:mo>
                <math:mrow>
                  <math:msub>
                    <math:mi>e</math:mi>
                    <math:mi math:fontstyle="italic">called</math:mi>
                  </math:msub>
                  <math:mo math:stretchy="false">−</math:mo>
                  <math:mi>m</math:mi>
                </math:mrow>
                <math:mo math:stretchy="false"></math:mo>
              </math:mrow>
            </math:mrow>
          </math:mrow>
        </math:mfenced>
      </math:mrow>
    </math:mrow>
    <math:annotation math:encoding="StarMath 5.0">(e-m)'^"*" = left[e_tocall e'^"*" cdot (f + f_d) + e_tocall e^"*" + (e_called - m) right]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i math:fontstyle="italic">one</math:mi>
          <math:mtext>*</math:mtext>
        </math:msubsup>
        <math:mo math:stretchy="false">=</math:mo>
        <math:mrow>
          <math:msub>
            <math:mi>B</math:mi>
            <math:mi math:fontstyle="italic">one</math:mi>
          </math:msub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  <math:mi/>
      <math:mo math:stretchy="false">⇒</math:mo>
      <math:mi/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sub>
            <math:mi>B</math:mi>
            <math:mi math:fontstyle="italic">one</math:mi>
          </math:msub>
          <math:mo math:stretchy="false">×</math:mo>
          <math:mi math:fontstyle="italic">pctWillCall</math:mi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e^"*"_one = B_one times pctWillCall left( betSize over {2 times betSize + chips_pot} right) ~~ drarrow ~~ de^"*"_one = B_one times pctWillCall' left( betSize over {2 times betSize + chips_pot} right) cdot {chips_pot over left( 2 times betSize + chips_pot right)^2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sub>
            <math:mi>B</math:mi>
            <math:mi math:fontstyle="italic">opp</math:mi>
          </math:msub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row>
              <math:mi math:fontstyle="italic">betSize</math:mi>
              <math:mo math:stretchy="false"></math:mo>
              <math:msub>
                <math:mi math:fontstyle="italic">chips</math:mi>
                <math:mi math:fontstyle="italic">pot</math:mi>
              </math:msub>
            </math:mrow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{n+1} = B_opp times pctWillCall left( betSize over { betSize + chips_pot + e^"*"_n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sub>
            <math:mi>B</math:mi>
            <math:mi math:fontstyle="italic">opp</math:mi>
          </math:msub>
          <math:mo math:stretchy="false">×</math:mo>
          <math:mi math:fontstyle="italic">pctWillCall</math:mi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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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B_opp times pctWillCall' left( betSize over { betSize + chips_pot + e^"*"_n} right)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sub>
            <math:mi>B</math:mi>
            <math:mi math:fontstyle="italic">opp</math:mi>
          </math:msub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i math:fontstyle="italic">betSize</math:mi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0 = betSize + chips_pot ~,~~ e^"*"_{n+1} = B_opp times pctWillCall left( betSize over {betSize +  e^"*"_n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0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sub>
            <math:mi>B</math:mi>
            <math:mi math:fontstyle="italic">opp</math:mi>
          </math:msub>
          <math:mo math:stretchy="false">×</math:mo>
          <math:mi math:fontstyle="italic">pctWillCall</math:mi>
        </math:mrow>
      </math:mrow>
      <math:mi>'</math:mi>
      <math:mrow>
        <math:mfenced math:open="" math:close=""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0 ~,~~ de^"*"_{n+1} = B_opp times pctWillCall' left( betSize over {betSize + e^"*"_n} right)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{e cdot win^e } over (1+ f_pot + e cdot (f + f_d)) + { {(1-losses)^e} -1 } over (1-(f + f_d)) + (s^"*"_av(e,m,f_pot,f_c)) right) times { G(f+f_d) }</math:annotation>
  </math:semantics>
</math:math>
</file>